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þ¯âþ" svg:font-family="þ¯âþ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F" fo:font-size="10pt" style:font-name-asian="F" style:font-size-asian="10pt" style:font-name-complex="F" style:font-size-complex="10pt"/>
    </style:style>
    <style:style style:name="P2" style:family="paragraph" style:parent-style-name="Standard" style:list-style-name="L1">
      <style:paragraph-properties fo:text-align="start" style:justify-single-word="false" style:text-autospace="none"/>
      <style:text-properties style:font-name="F" fo:font-size="10pt" style:font-name-asian="F" style:font-size-asian="10pt" style:font-name-complex="F" style:font-size-complex="10pt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F" fo:font-size="14pt" style:font-name-asian="F" style:font-size-asian="14pt" style:font-name-complex="F" style:font-size-complex="14pt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style:font-name="F" fo:font-size="12pt" style:font-name-asian="F" style:font-size-asian="12pt" style:font-name-complex="F" style:font-size-complex="12pt"/>
    </style:style>
    <style:style style:name="P5" style:family="paragraph" style:parent-style-name="Standard" style:list-style-name="">
      <style:paragraph-properties fo:text-align="start" style:justify-single-word="false" style:text-autospace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F" fo:font-size="10pt" style:font-name-asian="F" style:font-size-asian="10pt" style:font-name-complex="F" style:font-size-complex="10pt"/>
    </style:style>
    <style:style style:name="T3" style:family="text">
      <style:text-properties style:font-name="þ¯âþ" fo:font-size="10pt" style:font-name-asian="þ¯âþ" style:font-size-asian="10pt" style:font-name-complex="þ¯âþ" style:font-size-complex="10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2.4. Constraints</text:p>
      <text:p text:style-name="P4">2.4.1. Regulatory policies</text:p>
      <text:p text:style-name="P1">The system will ask for users' personal informations and has to store them safely.</text:p>
      <text:p text:style-name="P1">Moreover, the system will have to ask for users' accptance of Terms and conditions in order to activate the AutomatedSOS service and send his data to the Ambulance Service. </text:p>
      <text:p text:style-name="P1">Telephone numbers and email addresses won't be used for commercial uses.</text:p>
      <text:p text:style-name="P1"/>
      <text:p text:style-name="P4">2.4.2. Hardware limitations</text:p>
      <text:p text:style-name="P1">• Mobile App</text:p>
      <text:list xml:id="list7950399327990308401" text:style-name="L1">
        <text:list-item>
          <text:p text:style-name="P2">iOS or Android smartphone</text:p>
        </text:list-item>
        <text:list-item>
          <text:p text:style-name="P2">2G/3G/4G connection</text:p>
        </text:list-item>
        <text:list-item>
          <text:p text:style-name="P2"><text:span text:style-name="T1"><text:s/></text:span>GPS</text:p>
        </text:list-item>
      </text:list>
      <text:p text:style-name="P1"/>
      <text:p text:style-name="P1">• Web App</text:p>
      <text:p text:style-name="P1"><text:span text:style-name="T1">- </text:span>browser </text:p>
      <text:p text:style-name="P1"/>
      <text:p text:style-name="P1"/>
      <text:p text:style-name="P4">2.4.3 Interfaces to other applications</text:p>
      <text:p text:style-name="P4"/>
      <text:p text:style-name="P5"><text:span text:style-name="T2">The Data4Help system will send the data collected from private users to authorized Third parties using APIs.</text:span></text:p>
      <text:p text:style-name="P1">Documentation of APIs have to be available on the Data4Help websi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þ¯âþ" svg:font-family="þ¯âþ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10T17:16:19</meta:creation-date>
    <meta:document-statistic meta:table-count="0" meta:image-count="0" meta:object-count="0" meta:page-count="1" meta:paragraph-count="15" meta:word-count="113" meta:character-count="692"/>
    <dc:date>2018-11-10T17:27:04</dc:date>
    <meta:editing-duration>PT10M45S</meta:editing-duration>
    <meta:editing-cycles>1</meta:editing-cycles>
    <meta:generator>OpenOffice/4.1.3$Unix OpenOffice.org_project/413m1$Build-9783</meta:generator>
  </office:meta>
</office:document-meta>
</file>